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122" officeooo:paragraph-rsid="001a3122"/>
    </style:style>
    <style:style style:name="P2" style:family="paragraph" style:parent-style-name="Standard">
      <style:text-properties officeooo:rsid="001c2c47"/>
    </style:style>
    <style:style style:name="P3" style:family="paragraph" style:parent-style-name="Standard">
      <style:text-properties officeooo:rsid="001c2c47" officeooo:paragraph-rsid="001c2c47"/>
    </style:style>
    <style:style style:name="P4" style:family="paragraph" style:parent-style-name="Standard">
      <style:text-properties officeooo:paragraph-rsid="0021c378"/>
    </style:style>
    <style:style style:name="P5" style:family="paragraph" style:parent-style-name="Standard">
      <style:text-properties officeooo:rsid="00226597" officeooo:paragraph-rsid="00226597"/>
    </style:style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784dc"/>
    </style:style>
    <style:style style:name="T4" style:family="text">
      <style:text-properties officeooo:rsid="001fda32"/>
    </style:style>
    <style:style style:name="T5" style:family="text">
      <style:text-properties officeooo:rsid="0021c3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3">wrong date events showing up on calendar on heroku only because localtime on rails is set to central</text:span></text:p>
      <text:p text:style-name="Standard"/>
      <text:p text:style-name="P1">- add load handling</text:p>
      <text:p text:style-name="Standard"/>
      <text:p text:style-name="Standard">- <text:span text:style-name="T1">disable load more button </text:span><text:span text:style-name="T2">on last page</text:span></text:p>
      <text:p text:style-name="P4">-<text:span text:style-name="T5">handle when there are no events</text:span></text:p>
      <text:p text:style-name="Standard"/>
      <text:p text:style-name="Standard">-<text:span text:style-name="T1">make bands index a carasoul</text:span></text:p>
      <text:p text:style-name="Standard"/>
      <text:p text:style-name="P5">-make comments a modal?</text:p>
      <text:p text:style-name="Standard"/>
      <text:p text:style-name="Standard">-<text:span text:style-name="T1">user edit page, user logo next to sign out</text:span></text:p>
      <text:p text:style-name="Standard"/>
      <text:p text:style-name="Standard">-<text:span text:style-name="T5">make columns stack on small devices</text:span></text:p>
      <text:p text:style-name="Standard"/>
      <text:p text:style-name="Standard">-<text:span text:style-name="T2">refresh page on band show repopulate showBand</text:span></text:p>
      <text:p text:style-name="Standard"/>
      <text:p text:style-name="Standard"/>
      <text:p text:style-name="P2"><text:line-break/>AWS</text:p>
      <text:p text:style-name="P3">security creds</text:p>
      <text:p text:style-name="P3"/>
      <text:p text:style-name="P3">mike</text:p>
      <text:p text:style-name="P3">EL84tube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0-12-30T01:26:59.099172172</dc:date>
    <meta:editing-duration>PT1H24M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72" meta:character-count="399" meta:non-whitespace-character-count="339"/>
  </office:meta>
</office:document-meta>
</file>